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70000005DF33AA912F7E836FF.png" manifest:media-type="image/png"/>
  <manifest:file-entry manifest:full-path="Pictures/10000000000000A40000007F034222403FF081CD.png" manifest:media-type="image/png"/>
  <manifest:file-entry manifest:full-path="Pictures/1000000000000094000000A31226A0CACB7C20E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761cm" fo:min-width="4.146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Vanilla Apache CGI-BIN</text:span></text:p>
          </draw:text-box>
        </draw:frame>
        <draw:custom-shape draw:style-name="gr1" draw:text-style-name="P2" draw:layer="layout" svg:width="5.08cm" svg:height="4.445cm" svg:x="3.17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086cm" svg:height="1.615cm" svg:x="3.629cm" svg:y="5.08cm">
          <draw:image xlink:href="Pictures/10000000000000A40000007F034222403FF081CD.png" xlink:type="simple" xlink:show="embed" xlink:actuate="onLoad" draw:mime-type="image/png">
            <text:p/>
          </draw:image>
        </draw:frame>
        <draw:custom-shape draw:style-name="gr1" draw:text-style-name="P2" draw:layer="layout" svg:width="5.08cm" svg:height="4.445cm" svg:x="10.1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813cm" svg:height="1.996cm" svg:x="10.887cm" svg:y="4.989cm">
          <draw:image xlink:href="Pictures/1000000000000094000000A31226A0CACB7C20E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Java <text:s/>Apache CGI-BIN Proxy</text:span></text:p>
          </draw:text-box>
        </draw:frame>
        <draw:custom-shape draw:style-name="gr1" draw:text-style-name="P2" draw:layer="layout" svg:width="5.08cm" svg:height="4.445cm" svg:x="3.175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08cm" svg:height="4.445cm" svg:x="10.16cm" svg:y="4.4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813cm" svg:height="1.996cm" svg:x="10.887cm" svg:y="4.989cm">
          <draw:image xlink:href="Pictures/1000000000000094000000A31226A0CACB7C20E6.png" xlink:type="simple" xlink:show="embed" xlink:actuate="onLoad" draw:mime-type="image/png">
            <text:p/>
          </draw:image>
        </draw:frame>
        <draw:frame draw:style-name="gr2" draw:text-style-name="P2" draw:layer="layout" svg:width="3.175cm" svg:height="1.278cm" svg:x="3.81cm" svg:y="5.072cm">
          <draw:image xlink:href="Pictures/10000000000000E70000005DF33AA912F7E836F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5T15:29:41.296000000</meta:creation-date>
    <dc:date>2023-03-25T15:38:54.503000000</dc:date>
    <meta:editing-duration>PT9M14S</meta:editing-duration>
    <meta:editing-cycles>2</meta:editing-cycles>
    <meta:generator>LibreOffice/7.4.1.2$Windows_X86_64 LibreOffice_project/3c58a8f3a960df8bc8fd77b461821e42c061c5f0</meta:generator>
    <meta:document-statistic meta:object-count="35"/>
  </office:meta>
</office:document-meta>
</file>